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7.478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3cm"/>
    </style:style>
    <style:style style:name="P1" style:family="paragraph">
      <style:paragraph-properties fo:margin-left="0cm" fo:margin-right="0cm" text:enable-numbering="false" fo:text-indent="0cm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4.52cm" svg:height="17.478cm" svg:x="1.641cm" svg:y="1.863cm">
          <draw:text-box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2.573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nl" fo:country="N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1997-12-19T17:46:58</meta:creation-date>
    <dc:date>2008-01-02T13:03:21</dc:date>
    <meta:editing-cycles>1</meta:editing-cycles>
    <meta:editing-duration>P51DT9H52M25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